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8"/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3"/>
          <table:table-cell office:value-type="string" calcext:value-type="string">
            <text:p>enduranc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4" table:formula="of:=(100-[.$G5])*[.$H$2]/100" office:value-type="float" office:value="2.85" calcext:value-type="float">
            <text:p>2.9</text:p>
          </table:table-cell>
          <table:table-cell table:style-name="ce56" table:formula="of:=([.I$4]-10)/[.$H5]" office:value-type="float" office:value="22.8070175438596" calcext:value-type="float">
            <text:p>23</text:p>
          </table:table-cell>
          <table:table-cell table:style-name="ce56" table:formula="of:=([.J$4]-10)/[.$H5]" office:value-type="float" office:value="31.5789473684211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34" table:formula="of:=(100-[.$G6])*[.$H$2]/100" office:value-type="float" office:value="2.7" calcext:value-type="float">
            <text:p>2.7</text:p>
          </table:table-cell>
          <table:table-cell table:style-name="ce56" table:formula="of:=([.I$4]-10)/[.$H6]" office:value-type="float" office:value="24.0740740740741" calcext:value-type="float">
            <text:p>24</text:p>
          </table:table-cell>
          <table:table-cell table:style-name="ce56" table:formula="of:=([.J$4]-10)/[.$H6]" office:value-type="float" office:value="33.33333333333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34" table:formula="of:=(100-[.$G7])*[.$H$2]/100" office:value-type="float" office:value="2.55" calcext:value-type="float">
            <text:p>2.6</text:p>
          </table:table-cell>
          <table:table-cell table:style-name="ce56" table:formula="of:=([.I$4]-10)/[.$H7]" office:value-type="float" office:value="25.4901960784314" calcext:value-type="float">
            <text:p>25</text:p>
          </table:table-cell>
          <table:table-cell table:style-name="ce56" table:formula="of:=([.J$4]-10)/[.$H7]" office:value-type="float" office:value="35.2941176470588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34" table:formula="of:=(100-[.$G8])*[.$H$2]/100" office:value-type="float" office:value="2.4" calcext:value-type="float">
            <text:p>2.4</text:p>
          </table:table-cell>
          <table:table-cell table:style-name="ce56" table:formula="of:=([.I$4]-10)/[.$H8]" office:value-type="float" office:value="27.0833333333333" calcext:value-type="float">
            <text:p>27</text:p>
          </table:table-cell>
          <table:table-cell table:style-name="ce56" table:formula="of:=([.J$4]-10)/[.$H8]" office:value-type="float" office:value="37.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34" table:formula="of:=(100-[.$G9])*[.$H$2]/100" office:value-type="float" office:value="2.25" calcext:value-type="float">
            <text:p>2.3</text:p>
          </table:table-cell>
          <table:table-cell table:style-name="ce56" table:formula="of:=([.I$4]-10)/[.$H9]" office:value-type="float" office:value="28.8888888888889" calcext:value-type="float">
            <text:p>29</text:p>
          </table:table-cell>
          <table:table-cell table:style-name="ce56" table:formula="of:=([.J$4]-10)/[.$H9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34" table:formula="of:=(100-[.$G10])*[.$H$2]/100" office:value-type="float" office:value="2.1" calcext:value-type="float">
            <text:p>2.1</text:p>
          </table:table-cell>
          <table:table-cell table:style-name="ce56" table:formula="of:=([.I$4]-10)/[.$H10]" office:value-type="float" office:value="30.952380952381" calcext:value-type="float">
            <text:p>31</text:p>
          </table:table-cell>
          <table:table-cell table:style-name="ce56" table:formula="of:=([.J$4]-10)/[.$H10]" office:value-type="float" office:value="42.8571428571429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134" table:formula="of:=(100-[.$G11])*[.$H$2]/100" office:value-type="float" office:value="1.95" calcext:value-type="float">
            <text:p>2.0</text:p>
          </table:table-cell>
          <table:table-cell table:style-name="ce56" table:formula="of:=([.I$4]-10)/[.$H11]" office:value-type="float" office:value="33.3333333333333" calcext:value-type="float">
            <text:p>33</text:p>
          </table:table-cell>
          <table:table-cell table:style-name="ce56" table:formula="of:=([.J$4]-10)/[.$H11]" office:value-type="float" office:value="46.1538461538462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34" table:formula="of:=(100-[.$G12])*[.$H$2]/100" office:value-type="float" office:value="1.8" calcext:value-type="float">
            <text:p>1.8</text:p>
          </table:table-cell>
          <table:table-cell table:style-name="ce56" table:formula="of:=([.I$4]-10)/[.$H12]" office:value-type="float" office:value="36.1111111111111" calcext:value-type="float">
            <text:p>36</text:p>
          </table:table-cell>
          <table:table-cell table:style-name="ce56" table:formula="of:=([.J$4]-10)/[.$H12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134" table:formula="of:=(100-[.$G13])*[.$H$2]/100" office:value-type="float" office:value="1.65" calcext:value-type="float">
            <text:p>1.7</text:p>
          </table:table-cell>
          <table:table-cell table:style-name="ce56" table:formula="of:=([.I$4]-10)/[.$H13]" office:value-type="float" office:value="39.3939393939394" calcext:value-type="float">
            <text:p>39</text:p>
          </table:table-cell>
          <table:table-cell table:style-name="ce56" table:formula="of:=([.J$4]-10)/[.$H13]" office:value-type="float" office:value="54.5454545454546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34" table:formula="of:=(100-[.$G14])*[.$H$2]/100" office:value-type="float" office:value="1.5" calcext:value-type="float">
            <text:p>1.5</text:p>
          </table:table-cell>
          <table:table-cell table:style-name="ce56" table:formula="of:=([.I$4]-10)/[.$H14]" office:value-type="float" office:value="43.3333333333333" calcext:value-type="float">
            <text:p>43</text:p>
          </table:table-cell>
          <table:table-cell table:style-name="ce56" table:formula="of:=([.J$4]-10)/[.$H14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style-name="ce134" table:formula="of:=(100-[.$G15])*[.$H$2]/100" office:value-type="float" office:value="1.35" calcext:value-type="float">
            <text:p>1.4</text:p>
          </table:table-cell>
          <table:table-cell table:style-name="ce56" table:formula="of:=([.I$4]-10)/[.$H15]" office:value-type="float" office:value="48.1481481481482" calcext:value-type="float">
            <text:p>48</text:p>
          </table:table-cell>
          <table:table-cell table:style-name="ce56" table:formula="of:=([.J$4]-10)/[.$H15]" office:value-type="float" office:value="66.66666666666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134" table:formula="of:=(100-[.$G16])*[.$H$2]/100" office:value-type="float" office:value="1.2" calcext:value-type="float">
            <text:p>1.2</text:p>
          </table:table-cell>
          <table:table-cell table:style-name="ce56" table:formula="of:=([.I$4]-10)/[.$H16]" office:value-type="float" office:value="54.1666666666667" calcext:value-type="float">
            <text:p>54</text:p>
          </table:table-cell>
          <table:table-cell table:style-name="ce56" table:formula="of:=([.J$4]-10)/[.$H16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style-name="ce134" table:formula="of:=(100-[.$G17])*[.$H$2]/100" office:value-type="float" office:value="1.05" calcext:value-type="float">
            <text:p>1.1</text:p>
          </table:table-cell>
          <table:table-cell table:style-name="ce56" table:formula="of:=([.I$4]-10)/[.$H17]" office:value-type="float" office:value="61.9047619047619" calcext:value-type="float">
            <text:p>62</text:p>
          </table:table-cell>
          <table:table-cell table:style-name="ce56" table:formula="of:=([.J$4]-10)/[.$H17]" office:value-type="float" office:value="85.7142857142857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34" table:formula="of:=(100-[.$G18])*[.$H$2]/100" office:value-type="float" office:value="0.9" calcext:value-type="float">
            <text:p>0.9</text:p>
          </table:table-cell>
          <table:table-cell table:style-name="ce56" table:formula="of:=([.I$4]-10)/[.$H18]" office:value-type="float" office:value="72.2222222222222" calcext:value-type="float">
            <text:p>72</text:p>
          </table:table-cell>
          <table:table-cell table:style-name="ce56" table:formula="of:=([.J$4]-10)/[.$H18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34" table:formula="of:=(100-[.$G19])*[.$H$2]/100" office:value-type="float" office:value="0.75" calcext:value-type="float">
            <text:p>0.8</text:p>
          </table:table-cell>
          <table:table-cell table:style-name="ce56" table:formula="of:=([.I$4]-10)/[.$H19]" office:value-type="float" office:value="86.6666666666667" calcext:value-type="float">
            <text:p>87</text:p>
          </table:table-cell>
          <table:table-cell table:style-name="ce56" table:formula="of:=([.J$4]-10)/[.$H19]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34" table:formula="of:=(100-[.$G20])*[.$H$2]/100" office:value-type="float" office:value="0.6" calcext:value-type="float">
            <text:p>0.6</text:p>
          </table:table-cell>
          <table:table-cell table:style-name="ce56" table:formula="of:=([.I$4]-10)/[.$H20]" office:value-type="float" office:value="108.333333333333" calcext:value-type="float">
            <text:p>108</text:p>
          </table:table-cell>
          <table:table-cell table:style-name="ce56" table:formula="of:=([.J$4]-10)/[.$H20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style-name="ce134" table:formula="of:=(100-[.$G21])*[.$H$2]/100" office:value-type="float" office:value="0.45" calcext:value-type="float">
            <text:p>0.5</text:p>
          </table:table-cell>
          <table:table-cell table:style-name="ce56" table:formula="of:=([.I$4]-10)/[.$H21]" office:value-type="float" office:value="144.444444444444" calcext:value-type="float">
            <text:p>144</text:p>
          </table:table-cell>
          <table:table-cell table:style-name="ce56" table:formula="of:=([.J$4]-10)/[.$H21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34" table:formula="of:=(100-[.$G22])*[.$H$2]/100" office:value-type="float" office:value="0.3" calcext:value-type="float">
            <text:p>0.3</text:p>
          </table:table-cell>
          <table:table-cell table:style-name="ce56" table:formula="of:=([.I$4]-10)/[.$H22]" office:value-type="float" office:value="216.666666666667" calcext:value-type="float">
            <text:p>217</text:p>
          </table:table-cell>
          <table:table-cell table:style-name="ce56" table:formula="of:=([.J$4]-10)/[.$H22]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134" table:formula="of:=(100-[.$G23])*[.$H$2]/100" office:value-type="float" office:value="0.15" calcext:value-type="float">
            <text:p>0.2</text:p>
          </table:table-cell>
          <table:table-cell table:style-name="ce56" table:formula="of:=([.I$4]-10)/[.$H23]" office:value-type="float" office:value="433.333333333333" calcext:value-type="float">
            <text:p>433</text:p>
          </table:table-cell>
          <table:table-cell table:style-name="ce56" table:formula="of:=([.J$4]-10)/[.$H23]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34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104"/>
        <table:table-column table:style-name="co5" table:number-columns-repeated="2" table:default-cell-style-name="ce104"/>
        <table:table-column table:style-name="co17" table:default-cell-style-name="ce106"/>
        <table:table-column table:style-name="co18" table:default-cell-style-name="ce104"/>
        <table:table-column table:style-name="co5" table:number-columns-repeated="2" table:default-cell-style-name="ce104"/>
        <table:table-column table:style-name="co19" table:default-cell-style-name="ce106"/>
        <table:table-column table:style-name="co20" table:default-cell-style-name="ce104"/>
        <table:table-column table:style-name="co5" table:number-columns-repeated="2" table:default-cell-style-name="ce104"/>
        <table:table-column table:style-name="co21" table:default-cell-style-name="ce106"/>
        <table:table-column table:style-name="co20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21:48:38.94073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7T23:41:26.162994810</dc:date>
    <meta:editing-duration>P4DT5H52M51S</meta:editing-duration>
    <meta:editing-cycles>205</meta:editing-cycles>
    <meta:document-statistic meta:table-count="12" meta:cell-count="3469" meta:object-count="0"/>
  </office:meta>
</office:document-meta>
</file>